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 table:style-name="ce5" office:value-type="string" calcext:value-type="string">
            <text:p>Henriko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 table:number-rows-repeated="10">
          <table:table-cell table:style-name="ce13" table:number-columns-repeated="6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7-27T14:56:43.358012816</dc:date>
    <meta:editing-duration>P1DT14H10M31S</meta:editing-duration>
    <meta:editing-cycles>221</meta:editing-cycles>
    <meta:generator>LibreOffice/7.3.7.2$Linux_X86_64 LibreOffice_project/30$Build-2</meta:generator>
    <dc:creator>Bob Correcteur</dc:creator>
    <meta:document-statistic meta:table-count="1" meta:cell-count="10" meta:object-count="0"/>
  </office:meta>
</office:document-meta>
</file>